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15e" officeooo:paragraph-rsid="0014015e"/>
    </style:style>
    <style:style style:name="P2" style:family="paragraph" style:parent-style-name="Standard">
      <style:text-properties officeooo:rsid="0014ae49" officeooo:paragraph-rsid="0014ae49"/>
    </style:style>
    <style:style style:name="P3" style:family="paragraph" style:parent-style-name="Standard">
      <style:text-properties officeooo:rsid="00166de9" officeooo:paragraph-rsid="00166de9"/>
    </style:style>
    <style:style style:name="P4" style:family="paragraph" style:parent-style-name="Standard">
      <style:text-properties officeooo:rsid="0018190f" officeooo:paragraph-rsid="0018190f"/>
    </style:style>
    <style:style style:name="P5" style:family="paragraph" style:parent-style-name="Standard">
      <style:text-properties officeooo:rsid="0019330a" officeooo:paragraph-rsid="0019330a"/>
    </style:style>
    <style:style style:name="P6" style:family="paragraph" style:parent-style-name="Standard">
      <style:text-properties officeooo:rsid="0019330a" officeooo:paragraph-rsid="0019330a"/>
    </style:style>
    <style:style style:name="P7" style:family="paragraph" style:parent-style-name="Standard">
      <style:text-properties officeooo:rsid="001bdb59" officeooo:paragraph-rsid="001bdb59"/>
    </style:style>
    <style:style style:name="P8" style:family="paragraph" style:parent-style-name="Standard">
      <style:text-properties officeooo:rsid="001c55c3" officeooo:paragraph-rsid="001c55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end is to list all the groups with group id's</text:p>
      <text:p text:style-name="P1"><text:tab/>getent group</text:p>
      <text:p text:style-name="P1">To login to the root account </text:p>
      <text:p text:style-name="P1"><text:tab/>sudo <text:s/>-i -u root</text:p>
      <text:p text:style-name="P2">unset NLS_LANG </text:p>
      <text:p text:style-name="P2">sqlplus sys as sysdba</text:p>
      <text:p text:style-name="P2"/>
      <text:p text:style-name="P2">sys</text:p>
      <text:p text:style-name="P2">chaitu19</text:p>
      <text:p text:style-name="P2"/>
      <text:p text:style-name="P2"><text:s/>CREATE USER JOB_FRMWRK IDENTIFIED BY job19 </text:p>
      <text:p text:style-name="P2"><text:s text:c="2"/>2 <text:s/>; </text:p>
      <text:p text:style-name="P2">SQL&gt; GRANT create session TO job_frmwrk; </text:p>
      <text:p text:style-name="P2"/>
      <text:p text:style-name="P2">Grant succeeded. </text:p>
      <text:p text:style-name="P2"/>
      <text:p text:style-name="P2">SQL&gt; GRANT create table TO job_frmwrk; </text:p>
      <text:p text:style-name="P2"/>
      <text:p text:style-name="P2">Grant succeeded. </text:p>
      <text:p text:style-name="P2"/>
      <text:p text:style-name="P2">SQL&gt; GRANT create view TO job_frmwrk; </text:p>
      <text:p text:style-name="P2"/>
      <text:p text:style-name="P2">Grant succeeded. </text:p>
      <text:p text:style-name="P2"/>
      <text:p text:style-name="P2">SQL&gt; GRANT create any trigger TO job_frmwrk; </text:p>
      <text:p text:style-name="P2"/>
      <text:p text:style-name="P2">Grant succeeded. </text:p>
      <text:p text:style-name="P2"/>
      <text:p text:style-name="P2">SQL&gt; GRANT create any procedure TO job_frmwrk; </text:p>
      <text:p text:style-name="P2"/>
      <text:p text:style-name="P2">Grant succeeded. </text:p>
      <text:p text:style-name="P2"/>
      <text:p text:style-name="P2">SQL&gt; GRANT create sequence TO job_frmwrk; </text:p>
      <text:p text:style-name="P2"/>
      <text:p text:style-name="P2">Grant succeeded. </text:p>
      <text:p text:style-name="P2"/>
      <text:p text:style-name="P2">SQL&gt; GRANT create synonym TO job_frmwrk; </text:p>
      <text:p text:style-name="P2"/>
      <text:p text:style-name="P2">Grant succeeded. </text:p>
      <text:p text:style-name="P2"/>
      <text:p text:style-name="P2">SQL&gt; conn job_frmwrk; </text:p>
      <text:p text:style-name="P2">Enter password: job19 </text:p>
      <text:p text:style-name="P2">Connected. </text:p>
      <text:p text:style-name="P2"/>
      <text:p text:style-name="P2"/>
      <text:p text:style-name="P3">DECLARE</text:p>
      <text:p text:style-name="P3"><text:s text:c="2"/>VAR_SALARY NUMBER(8,2);</text:p>
      <text:p text:style-name="P3"><text:s/>-- var_employee_id number(6) := 188;</text:p>
      <text:p text:style-name="P3"><text:s text:c="2"/>var_employee_id number(6);</text:p>
      <text:p text:style-name="P3"><text:soft-page-break/>BEGIN</text:p>
      <text:p text:style-name="P3">var_employee_id := 188;</text:p>
      <text:p text:style-name="P3">select salary </text:p>
      <text:p text:style-name="P3"><text:s text:c="2"/>into var_salary </text:p>
      <text:p text:style-name="P3"><text:s text:c="2"/>from employees</text:p>
      <text:p text:style-name="P3"><text:s text:c="2"/>where employee_id = var_employee_id;</text:p>
      <text:p text:style-name="P3"><text:s text:c="2"/>dbms_output.put_line('Current salary' || VAR_SALARY);</text:p>
      <text:p text:style-name="P3"><text:s text:c="2"/>DECLARE</text:p>
      <text:p text:style-name="P3"><text:s text:c="4"/>var_hike number(3,2) := 0.1;</text:p>
      <text:p text:style-name="P3"><text:s text:c="4"/>var_new_salary number(8,2);</text:p>
      <text:p text:style-name="P3"><text:s text:c="2"/>BEGIN</text:p>
      <text:p text:style-name="P3"><text:s text:c="4"/>var_new_salary := var_salary + var_salary * var_hike;</text:p>
      <text:p text:style-name="P3"><text:s text:c="4"/>dbms_output.put_line('New Salary' || var_new_salary);</text:p>
      <text:p text:style-name="P3"><text:s text:c="2"/>END;</text:p>
      <text:p text:style-name="P3">END;</text:p>
      <text:p text:style-name="P3">/</text:p>
      <text:p text:style-name="P3"/>
      <text:p text:style-name="P3"/>
      <text:p text:style-name="P3">DECLARE</text:p>
      <text:p text:style-name="P3"><text:s text:c="2"/>VAR_EMPLOYEE_ID NUMBER(6);</text:p>
      <text:p text:style-name="P3"><text:s text:c="2"/>VAR_SALARY NUMBER(6);</text:p>
      <text:p text:style-name="P3"><text:s text:c="2"/>VAR_DEPARTMENT_NAME VARCHAR2(50);</text:p>
      <text:p text:style-name="P3"><text:s text:c="2"/>VAR_COUNTRY_NAME VARCHAR2(40);</text:p>
      <text:p text:style-name="P3">BEGIN</text:p>
      <text:p text:style-name="P3">SELECT EMPLOYEE_ID, SALARY, DEPARTMENT_NAME</text:p>
      <text:p text:style-name="P3">INTO VAR_EMPLOYEE_ID, VAR_SALARY, VAR_DEPARTMENT_NAME</text:p>
      <text:p text:style-name="P3">FROM EMPLOYEES, DEPARTMENTS</text:p>
      <text:p text:style-name="P3">WHERE</text:p>
      <text:p text:style-name="P3"><text:s text:c="2"/>EMPLOYEES.DEPARTMENT_ID = DEPARTMENTS.DEPARTMENT_ID; </text:p>
      <text:p text:style-name="P3">END;</text:p>
      <text:p text:style-name="P3">/</text:p>
      <text:p text:style-name="P3"/>
      <text:p text:style-name="P3"/>
      <text:p text:style-name="P3">select * from countries;</text:p>
      <text:p text:style-name="P3">select * from departments;</text:p>
      <text:p text:style-name="P3">select * from locations;</text:p>
      <text:p text:style-name="P3">select * from employees where employee_id = 178;</text:p>
      <text:p text:style-name="P3"/>
      <text:p text:style-name="P3">select employee_id, EMPLOYEES.FIRST_NAME, EMPLOYEES.LAST_NAME, </text:p>
      <text:p text:style-name="P3">departments.DEPARTMENT_NAME, </text:p>
      <text:p text:style-name="P3">LOCATIONS.STREET_ADDRESS, LOCATIONS.POSTAL_CODE, LOCATIONS.CITY, LOCATIONS.STATE_PROVINCE, </text:p>
      <text:p text:style-name="P3">REGIONS.REGION_NAME, </text:p>
      <text:p text:style-name="P3">COUNTRIES.COUNTRY_NAME</text:p>
      <text:p text:style-name="P3">from EMPLOYEES, departments, LOCATIONS, COUNTRIES, REGIONS</text:p>
      <text:p text:style-name="P3">where employees.department_id = departments.department_id and</text:p>
      <text:p text:style-name="P3">departments.location_id = LOCATIONS.LOCATION_ID and</text:p>
      <text:p text:style-name="P3">LOCATIONS.COUNTRY_ID = COUNTRIES.COUNTRY_ID and</text:p>
      <text:p text:style-name="P3">COUNTRIES.REGION_ID = REGIONS.REGION_ID;</text:p>
      <text:p text:style-name="P3"><text:soft-page-break/></text:p>
      <text:p text:style-name="P3">DECLARE</text:p>
      <text:p text:style-name="P3">var_employee_id employees.employee_id%TYPE;</text:p>
      <text:p text:style-name="P3">var_first_name employees.first_name%TYPE;</text:p>
      <text:p text:style-name="P3">var_last_name employees.last_name%TYPE;</text:p>
      <text:p text:style-name="P3">var_department_name DEPARTMENTS.DEPARTMENT_NAME%TYPE;</text:p>
      <text:p text:style-name="P3">var_street_address LOCATIONS.STREET_ADDRESS%TYPE;</text:p>
      <text:p text:style-name="P3">var_postal_code LOCATIONS.POSTAL_CODE%TYPE;</text:p>
      <text:p text:style-name="P3">var_city LOCATIONS.CITY%TYPE;</text:p>
      <text:p text:style-name="P3">var_state_province LOCATIONS.STATE_PROVINCE%TYPE;</text:p>
      <text:p text:style-name="P3">var_region_name REGIONS.REGION_NAME%TYPE;</text:p>
      <text:p text:style-name="P3">var_country_name COUNTRIES.COUNTRY_NAME%TYPE;</text:p>
      <text:p text:style-name="P3">BEGIN</text:p>
      <text:p text:style-name="P3">select employee_id, EMPLOYEES.FIRST_NAME, EMPLOYEES.LAST_NAME, </text:p>
      <text:p text:style-name="P3">departments.DEPARTMENT_NAME, </text:p>
      <text:p text:style-name="P3">LOCATIONS.STREET_ADDRESS, LOCATIONS.POSTAL_CODE, LOCATIONS.CITY, LOCATIONS.STATE_PROVINCE, </text:p>
      <text:p text:style-name="P3">REGIONS.REGION_NAME, </text:p>
      <text:p text:style-name="P3">COUNTRIES.COUNTRY_NAME</text:p>
      <text:p text:style-name="P3">INTO</text:p>
      <text:p text:style-name="P3"><text:s text:c="2"/>var_employee_id, var_first_name, var_last_name, var_department_name,</text:p>
      <text:p text:style-name="P3"><text:s text:c="2"/>var_street_address, var_postal_code, var_city, var_state_province, var_region_name, var_country_name</text:p>
      <text:p text:style-name="P3">from EMPLOYEES, departments, LOCATIONS, COUNTRIES, REGIONS</text:p>
      <text:p text:style-name="P3">where employees.department_id = departments.department_id and</text:p>
      <text:p text:style-name="P3">departments.location_id = LOCATIONS.LOCATION_ID and</text:p>
      <text:p text:style-name="P3">LOCATIONS.COUNTRY_ID = COUNTRIES.COUNTRY_ID and</text:p>
      <text:p text:style-name="P3">COUNTRIES.REGION_ID = REGIONS.REGION_ID;</text:p>
      <text:p text:style-name="P3">EXCEPTION</text:p>
      <text:p text:style-name="P3"><text:s text:c="2"/>when no_data_found then</text:p>
      <text:p text:style-name="P3"><text:s text:c="4"/>dbms_output.put_line('Select statement did not return any rows');</text:p>
      <text:p text:style-name="P3"><text:s text:c="2"/>when too_many_rows then</text:p>
      <text:p text:style-name="P3"><text:s text:c="4"/>dbms_output.put_line('Select statement returns more than one row. Declare cursor or change the condition');</text:p>
      <text:p text:style-name="P3"><text:s text:c="4"/>raise;</text:p>
      <text:p text:style-name="P3">end;</text:p>
      <text:p text:style-name="P3">/</text:p>
      <text:p text:style-name="P3"/>
      <text:p text:style-name="P3">DECLARE</text:p>
      <text:p text:style-name="P3">var_employee_id employees.employee_id%TYPE;</text:p>
      <text:p text:style-name="P3">var_first_name employees.first_name%TYPE;</text:p>
      <text:p text:style-name="P3">var_last_name employees.last_name%TYPE;</text:p>
      <text:p text:style-name="P3">var_department_name DEPARTMENTS.DEPARTMENT_NAME%TYPE;</text:p>
      <text:p text:style-name="P3">var_street_address LOCATIONS.STREET_ADDRESS%TYPE;</text:p>
      <text:p text:style-name="P3">var_postal_code LOCATIONS.POSTAL_CODE%TYPE;</text:p>
      <text:p text:style-name="P3">var_city LOCATIONS.CITY%TYPE;</text:p>
      <text:p text:style-name="P3">var_state_province LOCATIONS.STATE_PROVINCE%TYPE;</text:p>
      <text:p text:style-name="P3">var_region_name REGIONS.REGION_NAME%TYPE;</text:p>
      <text:p text:style-name="P3">var_country_name COUNTRIES.COUNTRY_NAME%TYPE;</text:p>
      <text:p text:style-name="P3"><text:soft-page-break/>CURSOR emp_details IS</text:p>
      <text:p text:style-name="P3">select employee_id, EMPLOYEES.FIRST_NAME, EMPLOYEES.LAST_NAME, </text:p>
      <text:p text:style-name="P3">departments.DEPARTMENT_NAME, </text:p>
      <text:p text:style-name="P3">LOCATIONS.STREET_ADDRESS, LOCATIONS.POSTAL_CODE, LOCATIONS.CITY, LOCATIONS.STATE_PROVINCE, </text:p>
      <text:p text:style-name="P3">REGIONS.REGION_NAME, </text:p>
      <text:p text:style-name="P3">COUNTRIES.COUNTRY_NAME</text:p>
      <text:p text:style-name="P3">from EMPLOYEES, departments, LOCATIONS, COUNTRIES, REGIONS</text:p>
      <text:p text:style-name="P3">where employees.department_id = departments.department_id and</text:p>
      <text:p text:style-name="P3">departments.location_id = LOCATIONS.LOCATION_ID and</text:p>
      <text:p text:style-name="P3">LOCATIONS.COUNTRY_ID = COUNTRIES.COUNTRY_ID and</text:p>
      <text:p text:style-name="P3">COUNTRIES.REGION_ID = REGIONS.REGION_ID;</text:p>
      <text:p text:style-name="P3">BEGIN</text:p>
      <text:p text:style-name="P3">OPEN emp_details;</text:p>
      <text:p text:style-name="P3">FETCH emp_details into <text:s/></text:p>
      <text:p text:style-name="P3"><text:s text:c="2"/>var_employee_id, var_first_name, var_last_name, var_department_name,</text:p>
      <text:p text:style-name="P3"><text:s text:c="2"/>var_street_address, var_postal_code, var_city, var_state_province, var_region_name, var_country_name;</text:p>
      <text:p text:style-name="P3">CLOSE emp_details;</text:p>
      <text:p text:style-name="P3">dbms_output. put_line (var_employee_id || '| ' ||var_first_name || '| ' || var_last_name || '| ' || var_department_name ||</text:p>
      <text:p text:style-name="P3"><text:s/>'| ' || var_street_address || '| ' || var_postal_code || '| ' || var_city || '| ' || var_state_province || '| ' </text:p>
      <text:p text:style-name="P3"><text:s/>|| var_region_name || '| ' || var_country_name);</text:p>
      <text:p text:style-name="P3">END;</text:p>
      <text:p text:style-name="P3">/</text:p>
      <text:p text:style-name="P3"><text:s text:c="2"/></text:p>
      <text:p text:style-name="P3"/>
      <text:p text:style-name="P3"/>
      <text:p text:style-name="P4">root@chaitanya-MacBookPro:/home# sudo <text:s/>-i -u root </text:p>
      <text:p text:style-name="P4">root@chaitanya-MacBookPro:~# unset NLS_LANG </text:p>
      <text:p text:style-name="P4">root@chaitanya-MacBookPro:~# sqlplus sys as sysdba </text:p>
      <text:p text:style-name="P4"/>
      <text:p text:style-name="P4">SQL*Plus: Release 11.2.0.2.0 Production on Tue Feb 23 19:06:26 2016 </text:p>
      <text:p text:style-name="P3"/>
      <text:p text:style-name="P4">Copyright (c) 1982, 2011, Oracle. <text:s/>All rights reserved. </text:p>
      <text:p text:style-name="P4"/>
      <text:p text:style-name="P4">Enter password: </text:p>
      <text:p text:style-name="P4"/>
      <text:p text:style-name="P4">Connected to: </text:p>
      <text:p text:style-name="P4">Oracle Database 11g Express Edition Release 11.2.0.2.0 - 64bit Production </text:p>
      <text:p text:style-name="P4"/>
      <text:p text:style-name="P4">SQL&gt; show user; </text:p>
      <text:p text:style-name="P4">USER is "SYS" </text:p>
      <text:p text:style-name="P4">SQL&gt; create or replace directory utl_file_dir as ':/home/chaitanya/Desktop'; </text:p>
      <text:p text:style-name="P4"/>
      <text:p text:style-name="P4">Directory created. </text:p>
      <text:p text:style-name="P4"/>
      <text:p text:style-name="P4">SQL&gt; create or replace directory utl_file_dir as ':/home/chaitanya/Desktop/PLSQL'; </text:p>
      <text:p text:style-name="P4"/>
      <text:p text:style-name="P4"><text:soft-page-break/>Directory created. </text:p>
      <text:p text:style-name="P4"/>
      <text:p text:style-name="P4">SQL&gt; select * from db_directories; </text:p>
      <text:p text:style-name="P4">select * from db_directories </text:p>
      <text:p text:style-name="P4"><text:s text:c="14"/>* </text:p>
      <text:p text:style-name="P4">ERROR at line 1: </text:p>
      <text:p text:style-name="P4">ORA-00942: table or view does not exist </text:p>
      <text:p text:style-name="P4"/>
      <text:p text:style-name="P4"/>
      <text:p text:style-name="P4">SQL&gt; select * from dba_directories; </text:p>
      <text:p text:style-name="P4"/>
      <text:p text:style-name="P4">OWNER<text:tab/><text:tab/><text:tab/> <text:s text:c="6"/>DIRECTORY_NAME </text:p>
      <text:p text:style-name="P4">------------------------------ ------------------------------ </text:p>
      <text:p text:style-name="P4">DIRECTORY_PATH </text:p>
      <text:p text:style-name="P4">-------------------------------------------------------------------------------- </text:p>
      <text:p text:style-name="P4">SYS<text:tab/><text:tab/><text:tab/> <text:s text:c="6"/>UTL_FILE_DIR </text:p>
      <text:p text:style-name="P4">:/home/chaitanya/Desktop/PLSQL </text:p>
      <text:p text:style-name="P4"/>
      <text:p text:style-name="P4">SYS<text:tab/><text:tab/><text:tab/> <text:s text:c="6"/>XMLDIR </text:p>
      <text:p text:style-name="P4">/u01/app/oracle/product/11.2.0/xe/rdbms/xml </text:p>
      <text:p text:style-name="P4"/>
      <text:p text:style-name="P4">SYS<text:tab/><text:tab/><text:tab/> <text:s text:c="6"/>DATA_PUMP_DIR </text:p>
      <text:p text:style-name="P4">/u01/app/oracle/admin/XE/dpdump/ </text:p>
      <text:p text:style-name="P4"/>
      <text:p text:style-name="P4">SQL&gt; <text:bookmark-start text:name="__DdeLink__3226_251678317"/>grant read, write on directory utl_file_dir to job_frmwrk; <text:bookmark-end text:name="__DdeLink__3226_251678317"/></text:p>
      <text:p text:style-name="P4"/>
      <text:p text:style-name="P4">Grant succeeded.</text:p>
      <text:p text:style-name="P4"/>
      <text:p text:style-name="P5">SQL&gt; <text:bookmark-start text:name="__DdeLink__3228_251678317"/>grant execute on utl_file to public; <text:bookmark-end text:name="__DdeLink__3228_251678317"/></text:p>
      <text:p text:style-name="P5"/>
      <text:p text:style-name="P5">Grant succeeded. </text:p>
      <text:p text:style-name="P5"/>
      <text:p text:style-name="P5"/>
      <text:p text:style-name="P7">SQL&gt; select job_name, log_date, operation, status from user_scheduler_job_log;</text:p>
      <text:p text:style-name="P7"></text:p>
      <text:p text:style-name="P7">JOB_NAME</text:p>
      <text:p text:style-name="P7">--------------------------------------------------------------------------------</text:p>
      <text:p text:style-name="P7">LOG_DATE</text:p>
      <text:p text:style-name="P7">---------------------------------------------------------------------------</text:p>
      <text:p text:style-name="P7">OPERATION<text:tab/><text:tab/> <text:s text:c="6"/>STATUS</text:p>
      <text:p text:style-name="P7">------------------------------ ------------------------------</text:p>
      <text:p text:style-name="P7">TEST_SCH_JOB</text:p>
      <text:p text:style-name="P7">27-FEB-16 03.29.00.146645 PM -05:00</text:p>
      <text:p text:style-name="P7">COMPLETED</text:p>
      <text:p text:style-name="P7"></text:p>
      <text:p text:style-name="P7">TEST_SCH_JOB</text:p>
      <text:p text:style-name="P7">27-FEB-16 03.29.00.144950 PM -05:00</text:p>
      <text:p text:style-name="P7">RUN<text:tab/><text:tab/><text:tab/> <text:s text:c="6"/>SUCCEEDED</text:p>
      <text:p text:style-name="P7"></text:p>
      <text:p text:style-name="P7"><text:soft-page-break/>JOB_NAME</text:p>
      <text:p text:style-name="P7">--------------------------------------------------------------------------------</text:p>
      <text:p text:style-name="P7">LOG_DATE</text:p>
      <text:p text:style-name="P7">---------------------------------------------------------------------------</text:p>
      <text:p text:style-name="P7">OPERATION<text:tab/><text:tab/> <text:s text:c="6"/>STATUS</text:p>
      <text:p text:style-name="P7">------------------------------ ------------------------------</text:p>
      <text:p text:style-name="P7"></text:p>
      <text:p text:style-name="P7">TEST_SCH_JOB</text:p>
      <text:p text:style-name="P7">27-FEB-16 03.28.00.138090 PM -05:00</text:p>
      <text:p text:style-name="P7">RUN<text:tab/><text:tab/><text:tab/> <text:s text:c="6"/>SUCCEEDED</text:p>
      <text:p text:style-name="P7"></text:p>
      <text:p text:style-name="P7">TEST_SCH_JOB</text:p>
      <text:p text:style-name="P7">27-FEB-16 03.27.00.135989 PM -05:00</text:p>
      <text:p text:style-name="P7"></text:p>
      <text:p text:style-name="P7">JOB_NAME</text:p>
      <text:p text:style-name="P7">--------------------------------------------------------------------------------</text:p>
      <text:p text:style-name="P7">LOG_DATE</text:p>
      <text:p text:style-name="P7">---------------------------------------------------------------------------</text:p>
      <text:p text:style-name="P7">OPERATION<text:tab/><text:tab/> <text:s text:c="6"/>STATUS</text:p>
      <text:p text:style-name="P7">------------------------------ ------------------------------</text:p>
      <text:p text:style-name="P7">RUN<text:tab/><text:tab/><text:tab/> <text:s text:c="6"/>SUCCEEDED</text:p>
      <text:p text:style-name="P7"></text:p>
      <text:p text:style-name="P7">TEST_SCH_JOB</text:p>
      <text:p text:style-name="P7">27-FEB-16 03.26.00.142940 PM -05:00</text:p>
      <text:p text:style-name="P7">RUN<text:tab/><text:tab/><text:tab/> <text:s text:c="6"/>SUCCEEDED</text:p>
      <text:p text:style-name="P7"></text:p>
      <text:p text:style-name="P7">TEST_SCH_JOB</text:p>
      <text:p text:style-name="P7"></text:p>
      <text:p text:style-name="P7">JOB_NAME</text:p>
      <text:p text:style-name="P7">--------------------------------------------------------------------------------</text:p>
      <text:p text:style-name="P7">LOG_DATE</text:p>
      <text:p text:style-name="P7">---------------------------------------------------------------------------</text:p>
      <text:p text:style-name="P7">OPERATION<text:tab/><text:tab/> <text:s text:c="6"/>STATUS</text:p>
      <text:p text:style-name="P7">------------------------------ ------------------------------</text:p>
      <text:p text:style-name="P7">27-FEB-16 03.25.00.133120 PM -05:00</text:p>
      <text:p text:style-name="P7">RUN<text:tab/><text:tab/><text:tab/> <text:s text:c="6"/>SUCCEEDED</text:p>
      <text:p text:style-name="P7"></text:p>
      <text:p text:style-name="P7">TEST_SCH_JOB</text:p>
      <text:p text:style-name="P7">27-FEB-16 03.24.00.144521 PM -05:00</text:p>
      <text:p text:style-name="P7">RUN<text:tab/><text:tab/><text:tab/> <text:s text:c="6"/>SUCCEEDED</text:p>
      <text:p text:style-name="P7"></text:p>
      <text:p text:style-name="P7"></text:p>
      <text:p text:style-name="P7">JOB_NAME</text:p>
      <text:p text:style-name="P7">--------------------------------------------------------------------------------</text:p>
      <text:p text:style-name="P7">LOG_DATE</text:p>
      <text:p text:style-name="P7">---------------------------------------------------------------------------</text:p>
      <text:p text:style-name="P7">OPERATION<text:tab/><text:tab/> <text:s text:c="6"/>STATUS</text:p>
      <text:p text:style-name="P7">------------------------------ ------------------------------</text:p>
      <text:p text:style-name="P7">TEST_SCH_JOB</text:p>
      <text:p text:style-name="P7"><text:soft-page-break/>27-FEB-16 03.23.00.140280 PM -05:00</text:p>
      <text:p text:style-name="P7">RUN<text:tab/><text:tab/><text:tab/> <text:s text:c="6"/>SUCCEEDED</text:p>
      <text:p text:style-name="P7"></text:p>
      <text:p text:style-name="P7">TEST_SCH_JOB</text:p>
      <text:p text:style-name="P7">27-FEB-16 03.22.00.141583 PM -05:00</text:p>
      <text:p text:style-name="P7">RUN<text:tab/><text:tab/><text:tab/> <text:s text:c="6"/>SUCCEEDED</text:p>
      <text:p text:style-name="P7"></text:p>
      <text:p text:style-name="P7">JOB_NAME</text:p>
      <text:p text:style-name="P7">--------------------------------------------------------------------------------</text:p>
      <text:p text:style-name="P7">LOG_DATE</text:p>
      <text:p text:style-name="P7">---------------------------------------------------------------------------</text:p>
      <text:p text:style-name="P7">OPERATION<text:tab/><text:tab/> <text:s text:c="6"/>STATUS</text:p>
      <text:p text:style-name="P7">------------------------------ ------------------------------</text:p>
      <text:p text:style-name="P7"></text:p>
      <text:p text:style-name="P7">TEST_SCH_JOB</text:p>
      <text:p text:style-name="P7">27-FEB-16 03.21.00.138735 PM -05:00</text:p>
      <text:p text:style-name="P7">RUN<text:tab/><text:tab/><text:tab/> <text:s text:c="6"/>SUCCEEDED</text:p>
      <text:p text:style-name="P7"></text:p>
      <text:p text:style-name="P7">TEST_SCH_JOB</text:p>
      <text:p text:style-name="P7">27-FEB-16 03.20.00.139108 PM -05:00</text:p>
      <text:p text:style-name="P7"></text:p>
      <text:p text:style-name="P7">JOB_NAME</text:p>
      <text:p text:style-name="P7">--------------------------------------------------------------------------------</text:p>
      <text:p text:style-name="P7">LOG_DATE</text:p>
      <text:p text:style-name="P7">---------------------------------------------------------------------------</text:p>
      <text:p text:style-name="P7">OPERATION<text:tab/><text:tab/> <text:s text:c="6"/>STATUS</text:p>
      <text:p text:style-name="P7">------------------------------ ------------------------------</text:p>
      <text:p text:style-name="P7">RUN<text:tab/><text:tab/><text:tab/> <text:s text:c="6"/>SUCCEEDED</text:p>
      <text:p text:style-name="P7"></text:p>
      <text:p text:style-name="P7">TEST_SCH_JOB</text:p>
      <text:p text:style-name="P7">27-FEB-16 03.19.00.132481 PM -05:00</text:p>
      <text:p text:style-name="P7">RUN<text:tab/><text:tab/><text:tab/> <text:s text:c="6"/>SUCCEEDED</text:p>
      <text:p text:style-name="P7"></text:p>
      <text:p text:style-name="P7">TEST_SCH_JOB</text:p>
      <text:p text:style-name="P7"></text:p>
      <text:p text:style-name="P7">JOB_NAME</text:p>
      <text:p text:style-name="P7">--------------------------------------------------------------------------------</text:p>
      <text:p text:style-name="P7">LOG_DATE</text:p>
      <text:p text:style-name="P7">---------------------------------------------------------------------------</text:p>
      <text:p text:style-name="P7">OPERATION<text:tab/><text:tab/> <text:s text:c="6"/>STATUS</text:p>
      <text:p text:style-name="P7">------------------------------ ------------------------------</text:p>
      <text:p text:style-name="P7">27-FEB-16 03.18.01.105475 PM -05:00</text:p>
      <text:p text:style-name="P7">RUN<text:tab/><text:tab/><text:tab/> <text:s text:c="6"/>SUCCEEDED</text:p>
      <text:p text:style-name="P7"></text:p>
      <text:p text:style-name="P7">TEST_SCH_JOB</text:p>
      <text:p text:style-name="P7">27-FEB-16 03.17.00.943730 PM -05:00</text:p>
      <text:p text:style-name="P7">RUN<text:tab/><text:tab/><text:tab/> <text:s text:c="6"/>SUCCEEDED</text:p>
      <text:p text:style-name="P7"></text:p>
      <text:p text:style-name="P7"></text:p>
      <text:p text:style-name="P7"><text:soft-page-break/>JOB_NAME</text:p>
      <text:p text:style-name="P7">--------------------------------------------------------------------------------</text:p>
      <text:p text:style-name="P7">LOG_DATE</text:p>
      <text:p text:style-name="P7">---------------------------------------------------------------------------</text:p>
      <text:p text:style-name="P7">OPERATION<text:tab/><text:tab/> <text:s text:c="6"/>STATUS</text:p>
      <text:p text:style-name="P7">------------------------------ ------------------------------</text:p>
      <text:p text:style-name="P7">TEST_SCH_JOB</text:p>
      <text:p text:style-name="P7">27-FEB-16 03.16.00.935367 PM -05:00</text:p>
      <text:p text:style-name="P7">RUN<text:tab/><text:tab/><text:tab/> <text:s text:c="6"/>SUCCEEDED</text:p>
      <text:p text:style-name="P7"></text:p>
      <text:p text:style-name="P7">TEST_SCH_JOB</text:p>
      <text:p text:style-name="P7">27-FEB-16 03.15.00.949185 PM -05:00</text:p>
      <text:p text:style-name="P7">RUN<text:tab/><text:tab/><text:tab/> <text:s text:c="6"/>SUCCEEDED</text:p>
      <text:p text:style-name="P7"></text:p>
      <text:p text:style-name="P7">JOB_NAME</text:p>
      <text:p text:style-name="P7">--------------------------------------------------------------------------------</text:p>
      <text:p text:style-name="P7">LOG_DATE</text:p>
      <text:p text:style-name="P7">---------------------------------------------------------------------------</text:p>
      <text:p text:style-name="P7">OPERATION<text:tab/><text:tab/> <text:s text:c="6"/>STATUS</text:p>
      <text:p text:style-name="P7">------------------------------ ------------------------------</text:p>
      <text:p text:style-name="P7"></text:p>
      <text:p text:style-name="P7">TEST_SCH_JOB</text:p>
      <text:p text:style-name="P7">27-FEB-16 03.14.00.841419 PM -05:00</text:p>
      <text:p text:style-name="P7">RUN<text:tab/><text:tab/><text:tab/> <text:s text:c="6"/>SUCCEEDED</text:p>
      <text:p text:style-name="P7"></text:p>
      <text:p text:style-name="P7">TEST_SCH_JOB</text:p>
      <text:p text:style-name="P7">27-FEB-16 03.13.00.835637 PM -05:00</text:p>
      <text:p text:style-name="P7"></text:p>
      <text:p text:style-name="P7">JOB_NAME</text:p>
      <text:p text:style-name="P7">--------------------------------------------------------------------------------</text:p>
      <text:p text:style-name="P7">LOG_DATE</text:p>
      <text:p text:style-name="P7">---------------------------------------------------------------------------</text:p>
      <text:p text:style-name="P7">OPERATION<text:tab/><text:tab/> <text:s text:c="6"/>STATUS</text:p>
      <text:p text:style-name="P7">------------------------------ ------------------------------</text:p>
      <text:p text:style-name="P7">RUN<text:tab/><text:tab/><text:tab/> <text:s text:c="6"/>SUCCEEDED</text:p>
      <text:p text:style-name="P7"></text:p>
      <text:p text:style-name="P7">TEST_SCH_JOB</text:p>
      <text:p text:style-name="P7">27-FEB-16 03.12.00.869172 PM -05:00</text:p>
      <text:p text:style-name="P7">RUN<text:tab/><text:tab/><text:tab/> <text:s text:c="6"/>SUCCEEDED</text:p>
      <text:p text:style-name="P7"></text:p>
      <text:p text:style-name="P7"></text:p>
      <text:p text:style-name="P7">19 rows selected.</text:p>
      <text:p text:style-name="P7"/>
      <text:p text:style-name="P7"/>
      <text:p text:style-name="P8">SQL&gt; SELECT JOB_NAME FROM USER_SCHEDULER_JOBS;</text:p>
      <text:p text:style-name="P8"></text:p>
      <text:p text:style-name="P8">JOB_NAME</text:p>
      <text:p text:style-name="P8">------------------------------</text:p>
      <text:p text:style-name="P8">TEST_DBMSJOB_SCH</text:p>
      <text:p text:style-name="P8"><text:soft-page-break/>TEST_JOB</text:p>
      <text:p text:style-name="P8">TEST_JOB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9:59:02.723739805</meta:creation-date>
    <dc:date>2016-02-27T16:02:54.602214651</dc:date>
    <meta:editing-duration>PT19H16M4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9" meta:paragraph-count="338" meta:word-count="826" meta:character-count="10664" meta:non-whitespace-character-count="9526"/>
  </office:meta>
</office:document-meta>
</file>